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P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text:p text:style-name="Standard"/>
      <text:p text:style-name="P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Droid Sans Fallback" style:font-name-complex="Free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0-17T12:22:00Z</dc:date>
    <meta:template xlink:href="Normal.dotm" xlink:type="simple"/>
    <meta:editing-cycles>43</meta:editing-cycles>
    <meta:editing-duration>PT43500S</meta:editing-duration>
    <meta:document-statistic meta:page-count="2" meta:paragraph-count="8" meta:word-count="630" meta:character-count="4092" meta:row-count="28" meta:non-whitespace-character-count="3470"/>
  </office:meta>
</office:document-meta>
</file>